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 PL SungtiL GB1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1971</text:p>
      <text:p text:style-name="Preformatted_20_Text">f1: l1 = 1.68; l2 = 1.98</text:p>
      <text:p text:style-name="Preformatted_20_Text">f2: l1 = 1.88; l2 = 2.40</text:p>
      <text:p text:style-name="Preformatted_20_Text">f3: l1 = 2.08; l2 = 2.85</text:p>
      <text:p text:style-name="Preformatted_20_Text">f4: l1 = 2.51; l2 = 3.41</text:p>
      <text:p text:style-name="Preformatted_20_Text">f5: l1 = 2.03; l2 = 2.58</text:p>
      <text:p text:style-name="Preformatted_20_Text">f6: l1 = 2.75; l2 = 3.15</text:p>
      <text:p text:style-name="Preformatted_20_Text">f7: l1 = 2.69; l2 = 3.97</text:p>
      <text:p text:style-name="Preformatted_20_Text">f8: l1 = 2.52; l2 = 3.74</text:p>
      <text:p text:style-name="Preformatted_20_Text">f9: l1 = 2.38; l2 = 3.40</text:p>
      <text:p text:style-name="Preformatted_20_Text">f10: l1 = 2.61; l2 = 4.02</text:p>
      <text:p text:style-name="Preformatted_20_Text">f11: l1 = 1.70; l2 = 2.12</text:p>
      <text:p text:style-name="Preformatted_20_Text">f12: l1 = 1.84; l2 = 2.35</text:p>
      <text:p text:style-name="Preformatted_20_Text">f13: l1 = 2.14; l2 = 2.59</text:p>
      <text:p text:style-name="Preformatted_20_Text">f14: l1 = 2.42; l2 = 3.03</text:p>
      <text:p text:style-name="Preformatted_20_Text"/>
      <text:p text:style-name="Preformatted_20_Text">1972</text:p>
      <text:p text:style-name="Preformatted_20_Text">f1: l1 = 3.92; l2 = 5.71</text:p>
      <text:p text:style-name="Preformatted_20_Text">f2: l1 = 3.44; l2 = 4.72</text:p>
      <text:p text:style-name="Preformatted_20_Text">f3: l1 = 2.56; l2 = 3.89</text:p>
      <text:p text:style-name="Preformatted_20_Text">f4: l1 = 2.57; l2 = 3.77</text:p>
      <text:p text:style-name="Preformatted_20_Text">f5: l1 = 2.50; l2 = 3.17</text:p>
      <text:p text:style-name="Preformatted_20_Text">f6: l1 = 2.81; l2 = 3.86</text:p>
      <text:p text:style-name="Preformatted_20_Text">f7: l1 = 1.94; l2 = 2.45</text:p>
      <text:p text:style-name="Preformatted_20_Text">f8: l1 = 3.11; l2 = 4.21</text:p>
      <text:p text:style-name="Preformatted_20_Text">f9: l1 = 4.02; l2 = 5.03</text:p>
      <text:p text:style-name="Preformatted_20_Text">f10: l1 = 3.96; l2 = 5.03</text:p>
      <text:p text:style-name="Preformatted_20_Text">f11: l1 = 2.66; l2 = 3.49</text:p>
      <text:p text:style-name="Preformatted_20_Text">f12: l1 = 3.06; l2 = 4.10</text:p>
      <text:p text:style-name="Preformatted_20_Text">f13: l1 = 2.56; l2 = 3.42</text:p>
      <text:p text:style-name="Preformatted_20_Text">f14: l1 = 3.25; l2 = 4.85</text:p>
      <text:p text:style-name="Preformatted_20_Text">1973</text:p>
      <text:p text:style-name="Preformatted_20_Text">f1: l1 = 2.43; l2 = 3.12</text:p>
      <text:p text:style-name="Preformatted_20_Text">f2: l1 = 2.07; l2 = 2.76</text:p>
      <text:p text:style-name="Preformatted_20_Text">f3: l1 = 3.44; l2 = 4.35</text:p>
      <text:p text:style-name="Preformatted_20_Text">f4: l1 = 3.07; l2 = 4.53</text:p>
      <text:p text:style-name="Preformatted_20_Text">f5: l1 = 1.78; l2 = 2.39</text:p>
      <text:p text:style-name="Preformatted_20_Text">f6: l1 = 1.87; l2 = 2.34</text:p>
      <text:p text:style-name="Preformatted_20_Text">f7: l1 = 1.65; l2 = 2.10</text:p>
      <text:p text:style-name="Preformatted_20_Text">f8: l1 = 2.65; l2 = 3.80</text:p>
      <text:p text:style-name="Preformatted_20_Text">f9: l1 = 2.52; l2 = 3.23</text:p>
      <text:p text:style-name="Preformatted_20_Text">f10: l1 = 2.74; l2 = 3.37</text:p>
      <text:p text:style-name="Preformatted_20_Text">f11: l1 = 2.19; l2 = 2.64</text:p>
      <text:p text:style-name="Preformatted_20_Text">f12: l1 = 2.36; l2 = 2.84</text:p>
      <text:p text:style-name="Preformatted_20_Text">f13: l1 = 2.26; l2 = 2.76</text:p>
      <text:p text:style-name="Preformatted_20_Text">f14: l1 = 2.60; l2 = 3.92</text:p>
      <text:p text:style-name="Preformatted_20_Text"/>
      <text:p text:style-name="Preformatted_20_Text">1974</text:p>
      <text:p text:style-name="Preformatted_20_Text">f1: l1 = 2.43; l2 = 3.07</text:p>
      <text:p text:style-name="Preformatted_20_Text">f2: l1 = 2.90; l2 = 3.43</text:p>
      <text:p text:style-name="Preformatted_20_Text">f3: l1 = 2.14; l2 = 2.87</text:p>
      <text:p text:style-name="Preformatted_20_Text">f4: l1 = 1.99; l2 = 2.88</text:p>
      <text:p text:style-name="Preformatted_20_Text">f5: l1 = 2.56; l2 = 3.49</text:p>
      <text:p text:style-name="Preformatted_20_Text">f6: l1 = 1.97; l2 = 2.81</text:p>
      <text:p text:style-name="Preformatted_20_Text">f7: l1 = 2.36; l2 = 3.01</text:p>
      <text:p text:style-name="Preformatted_20_Text">f8: l1 = 3.13; l2 = 4.08</text:p>
      <text:p text:style-name="Preformatted_20_Text">f9: l1 = 3.29; l2 = 4.39</text:p>
      <text:p text:style-name="Preformatted_20_Text">f10: l1 = 2.75; l2 = 3.64</text:p>
      <text:p text:style-name="Preformatted_20_Text">f11: l1 = 2.34; l2 = 3.20</text:p>
      <text:p text:style-name="Preformatted_20_Text">f12: l1 = 2.33; l2 = 3.24</text:p>
      <text:p text:style-name="Preformatted_20_Text">f13: l1 = 2.37; l2 = 3.23</text:p>
      <text:p text:style-name="Preformatted_20_Text">f14: l1 = 2.81; l2 = 3.66</text:p>
      <text:p text:style-name="Preformatted_20_Text"/>
      <text:p text:style-name="Preformatted_20_Text">1975</text:p>
      <text:p text:style-name="Preformatted_20_Text"><text:soft-page-break/>f1: l1 = 2.33; l2 = 3.04</text:p>
      <text:p text:style-name="Preformatted_20_Text">f2: l1 = 2.39; l2 = 2.96</text:p>
      <text:p text:style-name="Preformatted_20_Text">f3: l1 = 3.33; l2 = 4.51</text:p>
      <text:p text:style-name="Preformatted_20_Text">f4: l1 = 2.75; l2 = 3.46</text:p>
      <text:p text:style-name="Preformatted_20_Text">f5: l1 = 2.59; l2 = 3.14</text:p>
      <text:p text:style-name="Preformatted_20_Text">f6: l1 = 3.19; l2 = 4.04</text:p>
      <text:p text:style-name="Preformatted_20_Text">f7: l1 = 2.32; l2 = 2.76</text:p>
      <text:p text:style-name="Preformatted_20_Text">f8: l1 = 2.31; l2 = 2.78</text:p>
      <text:p text:style-name="Preformatted_20_Text">f9: l1 = 2.10; l2 = 2.63</text:p>
      <text:p text:style-name="Preformatted_20_Text">f10: l1 = 2.06; l2 = 2.46</text:p>
      <text:p text:style-name="Preformatted_20_Text">f11: l1 = 3.31; l2 = 4.23</text:p>
      <text:p text:style-name="Preformatted_20_Text">f12: l1 = 3.31; l2 = 4.49</text:p>
      <text:p text:style-name="Preformatted_20_Text">f13: l1 = 3.05; l2 = 4.23</text:p>
      <text:p text:style-name="Preformatted_20_Text">f14: l1 = 2.74; l2 = 3.83</text:p>
      <text:p text:style-name="Preformatted_20_Text"/>
      <text:p text:style-name="Preformatted_20_Text">1976</text:p>
      <text:p text:style-name="Preformatted_20_Text">f1: l1 = 2.82; l2 = 3.51</text:p>
      <text:p text:style-name="Preformatted_20_Text">f2: l1 = 2.48; l2 = 3.36</text:p>
      <text:p text:style-name="Preformatted_20_Text">f3: l1 = 3.07; l2 = 4.12</text:p>
      <text:p text:style-name="Preformatted_20_Text">f4: l1 = 2.54; l2 = 3.39</text:p>
      <text:p text:style-name="Preformatted_20_Text">f5: l1 = 2.84; l2 = 3.57</text:p>
      <text:p text:style-name="Preformatted_20_Text">f6: l1 = 2.67; l2 = 3.62</text:p>
      <text:p text:style-name="Preformatted_20_Text">f7: l1 = 2.25; l2 = 2.89</text:p>
      <text:p text:style-name="Preformatted_20_Text">f8: l1 = 2.47; l2 = 3.13</text:p>
      <text:p text:style-name="Preformatted_20_Text">f9: l1 = 2.55; l2 = 3.44</text:p>
      <text:p text:style-name="Preformatted_20_Text">f10: l1 = 2.83; l2 = 3.71</text:p>
      <text:p text:style-name="Preformatted_20_Text">f11: l1 = 3.03; l2 = 3.74</text:p>
      <text:p text:style-name="Preformatted_20_Text">f12: l1 = 2.29; l2 = 2.90</text:p>
      <text:p text:style-name="Preformatted_20_Text">f13: l1 = 2.40; l2 = 2.97</text:p>
      <text:p text:style-name="Preformatted_20_Text">f14: l1 = 2.68; l2 = 3.70</text:p>
      <text:p text:style-name="Preformatted_20_Text"/>
      <text:p text:style-name="Preformatted_20_Text">1977</text:p>
      <text:p text:style-name="Preformatted_20_Text">f1: l1 = 2.02; l2 = 2.64</text:p>
      <text:p text:style-name="Preformatted_20_Text">f2: l1 = 1.81; l2 = 2.52</text:p>
      <text:p text:style-name="Preformatted_20_Text">f3: l1 = 2.20; l2 = 2.88</text:p>
      <text:p text:style-name="Preformatted_20_Text">f4: l1 = 2.52; l2 = 3.31</text:p>
      <text:p text:style-name="Preformatted_20_Text">f5: l1 = 2.32; l2 = 3.17</text:p>
      <text:p text:style-name="Preformatted_20_Text">f6: l1 = 2.50; l2 = 3.36</text:p>
      <text:p text:style-name="Preformatted_20_Text">f7: l1 = 1.70; l2 = 2.32</text:p>
      <text:p text:style-name="Preformatted_20_Text">f8: l1 = 2.38; l2 = 3.08</text:p>
      <text:p text:style-name="Preformatted_20_Text">f9: l1 = 2.26; l2 = 2.79</text:p>
      <text:p text:style-name="Preformatted_20_Text">f10: l1 = 2.17; l2 = 2.73</text:p>
      <text:p text:style-name="Preformatted_20_Text">f11: l1 = 2.16; l2 = 2.99</text:p>
      <text:p text:style-name="Preformatted_20_Text">f12: l1 = 1.56; l2 = 2.25</text:p>
      <text:p text:style-name="Preformatted_20_Text">f13: l1 = 2.34; l2 = 3.28</text:p>
      <text:p text:style-name="Preformatted_20_Text">f14: l1 = 3.43; l2 = 4.45</text:p>
      <text:p text:style-name="Preformatted_20_Text"/>
      <text:p text:style-name="Preformatted_20_Text">1978</text:p>
      <text:p text:style-name="Preformatted_20_Text">f1: l1 = 2.13; l2 = 2.77</text:p>
      <text:p text:style-name="Preformatted_20_Text">f2: l1 = 2.32; l2 = 3.06</text:p>
      <text:p text:style-name="Preformatted_20_Text">f3: l1 = 2.11; l2 = 2.85</text:p>
      <text:p text:style-name="Preformatted_20_Text">f4: l1 = 2.27; l2 = 3.07</text:p>
      <text:p text:style-name="Preformatted_20_Text">f5: l1 = 2.36; l2 = 3.28</text:p>
      <text:p text:style-name="Preformatted_20_Text">f6: l1 = 2.76; l2 = 3.39</text:p>
      <text:p text:style-name="Preformatted_20_Text">f7: l1 = 2.02; l2 = 3.04</text:p>
      <text:p text:style-name="Preformatted_20_Text">f8: l1 = 2.34; l2 = 3.35</text:p>
      <text:p text:style-name="Preformatted_20_Text">f9: l1 = 2.47; l2 = 3.26</text:p>
      <text:p text:style-name="Preformatted_20_Text">f10: l1 = 2.35; l2 = 3.21</text:p>
      <text:p text:style-name="Preformatted_20_Text">f11: l1 = 2.09; l2 = 2.60</text:p>
      <text:p text:style-name="Preformatted_20_Text">f12: l1 = 2.08; l2 = 2.90</text:p>
      <text:p text:style-name="Preformatted_20_Text">f13: l1 = 2.29; l2 = 3.11</text:p>
      <text:p text:style-name="Preformatted_20_Text">f14: l1 = 2.16; l2 = 2.71</text:p>
      <text:p text:style-name="Preformatted_20_Text"/>
      <text:p text:style-name="Preformatted_20_Text">1979</text:p>
      <text:p text:style-name="Preformatted_20_Text"><text:soft-page-break/>f1: l1 = 2.65; l2 = 3.39</text:p>
      <text:p text:style-name="Preformatted_20_Text">f2: l1 = 3.13; l2 = 4.03</text:p>
      <text:p text:style-name="Preformatted_20_Text">f3: l1 = 2.60; l2 = 3.76</text:p>
      <text:p text:style-name="Preformatted_20_Text">f4: l1 = 2.23; l2 = 3.17</text:p>
      <text:p text:style-name="Preformatted_20_Text">f5: l1 = 3.42; l2 = 4.14</text:p>
      <text:p text:style-name="Preformatted_20_Text">f6: l1 = 3.32; l2 = 4.35</text:p>
      <text:p text:style-name="Preformatted_20_Text">f7: l1 = 3.91; l2 = 5.05</text:p>
      <text:p text:style-name="Preformatted_20_Text">f8: l1 = 1.92; l2 = 2.41</text:p>
      <text:p text:style-name="Preformatted_20_Text">f9: l1 = 2.10; l2 = 2.65</text:p>
      <text:p text:style-name="Preformatted_20_Text">f10: l1 = 1.74; l2 = 2.29</text:p>
      <text:p text:style-name="Preformatted_20_Text">f11: l1 = 2.48; l2 = 2.92</text:p>
      <text:p text:style-name="Preformatted_20_Text">f12: l1 = 2.76; l2 = 3.29</text:p>
      <text:p text:style-name="Preformatted_20_Text">f13: l1 = 2.60; l2 = 3.15</text:p>
      <text:p text:style-name="Preformatted_20_Text">f14: l1 = 2.45; l2 = 2.93</text:p>
      <text:p text:style-name="Preformatted_20_Text"/>
      <text:p text:style-name="Preformatted_20_Text">1980</text:p>
      <text:p text:style-name="Preformatted_20_Text">f1: l1 = 2.50; l2 = 3.76</text:p>
      <text:p text:style-name="Preformatted_20_Text">f2: l1 = 2.50; l2 = 3.58</text:p>
      <text:p text:style-name="Preformatted_20_Text">f3: l1 = 3.00; l2 = 4.14</text:p>
      <text:p text:style-name="Preformatted_20_Text">f4: l1 = 3.55; l2 = 4.69</text:p>
      <text:p text:style-name="Preformatted_20_Text">f5: l1 = 3.33; l2 = 4.46</text:p>
      <text:p text:style-name="Preformatted_20_Text">f6: l1 = 2.51; l2 = 3.16</text:p>
      <text:p text:style-name="Preformatted_20_Text">f7: l1 = 2.26; l2 = 3.38</text:p>
      <text:p text:style-name="Preformatted_20_Text">f8: l1 = 2.50; l2 = 3.28</text:p>
      <text:p text:style-name="Preformatted_20_Text">f9: l1 = 2.46; l2 = 3.20</text:p>
      <text:p text:style-name="Preformatted_20_Text">f10: l1 = 2.58; l2 = 3.66</text:p>
      <text:p text:style-name="Preformatted_20_Text">f11: l1 = 2.38; l2 = 3.24</text:p>
      <text:p text:style-name="Preformatted_20_Text">f12: l1 = 2.12; l2 = 2.87</text:p>
      <text:p text:style-name="Preformatted_20_Text">f13: l1 = 2.18; l2 = 3.00</text:p>
      <text:p text:style-name="Preformatted_20_Text">f14: l1 = 2.03; l2 = 2.91</text:p>
      <text:p text:style-name="Preformatted_20_Text"/>
      <text:p text:style-name="Preformatted_20_Text">1981</text:p>
      <text:p text:style-name="Preformatted_20_Text">f1: l1 = 2.69; l2 = 3.27</text:p>
      <text:p text:style-name="Preformatted_20_Text">f2: l1 = 2.71; l2 = 3.57</text:p>
      <text:p text:style-name="Preformatted_20_Text">f3: l1 = 1.87; l2 = 2.36</text:p>
      <text:p text:style-name="Preformatted_20_Text">f4: l1 = 1.81; l2 = 2.44</text:p>
      <text:p text:style-name="Preformatted_20_Text">f5: l1 = 3.07; l2 = 4.09</text:p>
      <text:p text:style-name="Preformatted_20_Text">f6: l1 = 2.00; l2 = 3.23</text:p>
      <text:p text:style-name="Preformatted_20_Text">f7: l1 = 1.87; l2 = 2.40</text:p>
      <text:p text:style-name="Preformatted_20_Text">f8: l1 = 1.73; l2 = 2.65</text:p>
      <text:p text:style-name="Preformatted_20_Text">f9: l1 = 2.03; l2 = 2.87</text:p>
      <text:p text:style-name="Preformatted_20_Text">f10: l1 = 2.82; l2 = 4.09</text:p>
      <text:p text:style-name="Preformatted_20_Text">f11: l1 = 1.60; l2 = 2.21</text:p>
      <text:p text:style-name="Preformatted_20_Text">f12: l1 = 1.83; l2 = 2.46</text:p>
      <text:p text:style-name="Preformatted_20_Text">f13: l1 = 2.18; l2 = 2.80</text:p>
      <text:p text:style-name="Preformatted_20_Text">f14: l1 = 2.26; l2 = 2.88</text:p>
      <text:p text:style-name="Preformatted_20_Text"/>
      <text:p text:style-name="Preformatted_20_Text">1982</text:p>
      <text:p text:style-name="Preformatted_20_Text">f1: l1 = 2.39; l2 = 3.80</text:p>
      <text:p text:style-name="Preformatted_20_Text">f2: l1 = 2.57; l2 = 3.44</text:p>
      <text:p text:style-name="Preformatted_20_Text">f3: l1 = 2.75; l2 = 3.59</text:p>
      <text:p text:style-name="Preformatted_20_Text">f4: l1 = 2.56; l2 = 3.40</text:p>
      <text:p text:style-name="Preformatted_20_Text">f5: l1 = 2.97; l2 = 3.63</text:p>
      <text:p text:style-name="Preformatted_20_Text">f6: l1 = 1.80; l2 = 2.19</text:p>
      <text:p text:style-name="Preformatted_20_Text">f7: l1 = 2.56; l2 = 3.48</text:p>
      <text:p text:style-name="Preformatted_20_Text">f8: l1 = 2.68; l2 = 3.82</text:p>
      <text:p text:style-name="Preformatted_20_Text">f9: l1 = 2.30; l2 = 3.34</text:p>
      <text:p text:style-name="Preformatted_20_Text">f10: l1 = 2.26; l2 = 3.24</text:p>
      <text:p text:style-name="Preformatted_20_Text">f11: l1 = 2.16; l2 = 2.79</text:p>
      <text:p text:style-name="Preformatted_20_Text">f12: l1 = 2.36; l2 = 3.17</text:p>
      <text:p text:style-name="Preformatted_20_Text">f13: l1 = 1.96; l2 = 2.42</text:p>
      <text:p text:style-name="Preformatted_20_Text">f14: l1 = 3.36; l2 = 4.48</text:p>
      <text:p text:style-name="Preformatted_20_Text"/>
      <text:p text:style-name="Preformatted_20_Text">1983</text:p>
      <text:p text:style-name="Preformatted_20_Text"><text:soft-page-break/>f1: l1 = 2.59; l2 = 3.55</text:p>
      <text:p text:style-name="Preformatted_20_Text">f2: l1 = 3.62; l2 = 5.32</text:p>
      <text:p text:style-name="Preformatted_20_Text">f3: l1 = 1.95; l2 = 2.58</text:p>
      <text:p text:style-name="Preformatted_20_Text">f4: l1 = 2.78; l2 = 3.59</text:p>
      <text:p text:style-name="Preformatted_20_Text">f5: l1 = 1.52; l2 = 1.93</text:p>
      <text:p text:style-name="Preformatted_20_Text">f6: l1 = 2.34; l2 = 2.91</text:p>
      <text:p text:style-name="Preformatted_20_Text">f7: l1 = 1.81; l2 = 2.34</text:p>
      <text:p text:style-name="Preformatted_20_Text">f8: l1 = 2.78; l2 = 3.78</text:p>
      <text:p text:style-name="Preformatted_20_Text">f9: l1 = 3.18; l2 = 4.03</text:p>
      <text:p text:style-name="Preformatted_20_Text">f10: l1 = 3.35; l2 = 4.48</text:p>
      <text:p text:style-name="Preformatted_20_Text">f11: l1 = 2.76; l2 = 3.51</text:p>
      <text:p text:style-name="Preformatted_20_Text">f12: l1 = 2.36; l2 = 2.99</text:p>
      <text:p text:style-name="Preformatted_20_Text">f13: l1 = 2.07; l2 = 2.66</text:p>
      <text:p text:style-name="Preformatted_20_Text">f14: l1 = 2.09; l2 = 2.69</text:p>
      <text:p text:style-name="Preformatted_20_Text"/>
      <text:p text:style-name="Preformatted_20_Text">1984</text:p>
      <text:p text:style-name="Preformatted_20_Text">f1: l1 = 2.39; l2 = 2.89</text:p>
      <text:p text:style-name="Preformatted_20_Text">f2: l1 = 2.33; l2 = 3.06</text:p>
      <text:p text:style-name="Preformatted_20_Text">f3: l1 = 2.10; l2 = 2.62</text:p>
      <text:p text:style-name="Preformatted_20_Text">f4: l1 = 2.49; l2 = 3.09</text:p>
      <text:p text:style-name="Preformatted_20_Text">f5: l1 = 1.97; l2 = 2.45</text:p>
      <text:p text:style-name="Preformatted_20_Text">f6: l1 = 1.76; l2 = 2.37</text:p>
      <text:p text:style-name="Preformatted_20_Text">f7: l1 = 1.48; l2 = 2.14</text:p>
      <text:p text:style-name="Preformatted_20_Text">f8: l1 = 1.89; l2 = 2.96</text:p>
      <text:p text:style-name="Preformatted_20_Text">f9: l1 = 2.03; l2 = 3.03</text:p>
      <text:p text:style-name="Preformatted_20_Text">f10: l1 = 2.28; l2 = 3.61</text:p>
      <text:p text:style-name="Preformatted_20_Text">f11: l1 = 2.22; l2 = 3.05</text:p>
      <text:p text:style-name="Preformatted_20_Text">f12: l1 = 2.52; l2 = 3.28</text:p>
      <text:p text:style-name="Preformatted_20_Text">f13: l1 = 2.23; l2 = 2.96</text:p>
      <text:p text:style-name="Preformatted_20_Text">f14: l1 = 2.66; l2 = 3.52</text:p>
      <text:p text:style-name="Preformatted_20_Text"/>
      <text:p text:style-name="Preformatted_20_Text">1985</text:p>
      <text:p text:style-name="Preformatted_20_Text">f1: l1 = 2.96; l2 = 4.40</text:p>
      <text:p text:style-name="Preformatted_20_Text">f2: l1 = 2.99; l2 = 4.57</text:p>
      <text:p text:style-name="Preformatted_20_Text">f3: l1 = 3.35; l2 = 5.02</text:p>
      <text:p text:style-name="Preformatted_20_Text">f4: l1 = 3.11; l2 = 4.74</text:p>
      <text:p text:style-name="Preformatted_20_Text">f5: l1 = 2.65; l2 = 4.21</text:p>
      <text:p text:style-name="Preformatted_20_Text">f6: l1 = 2.58; l2 = 3.32</text:p>
      <text:p text:style-name="Preformatted_20_Text">f7: l1 = 2.70; l2 = 3.98</text:p>
      <text:p text:style-name="Preformatted_20_Text">f8: l1 = 3.44; l2 = 4.58</text:p>
      <text:p text:style-name="Preformatted_20_Text">f9: l1 = 3.20; l2 = 4.62</text:p>
      <text:p text:style-name="Preformatted_20_Text">f10: l1 = 3.55; l2 = 4.89</text:p>
      <text:p text:style-name="Preformatted_20_Text">f11: l1 = 3.00; l2 = 4.01</text:p>
      <text:p text:style-name="Preformatted_20_Text">f12: l1 = 2.61; l2 = 3.47</text:p>
      <text:p text:style-name="Preformatted_20_Text">f13: l1 = 2.83; l2 = 3.46</text:p>
      <text:p text:style-name="Preformatted_20_Text">f14: l1 = 3.81; l2 = 5.66</text:p>
      <text:p text:style-name="Preformatted_20_Text"/>
      <text:p text:style-name="Preformatted_20_Text">1986</text:p>
      <text:p text:style-name="Preformatted_20_Text">f1: l1 = 1.91; l2 = 2.56</text:p>
      <text:p text:style-name="Preformatted_20_Text">f2: l1 = 2.32; l2 = 2.86</text:p>
      <text:p text:style-name="Preformatted_20_Text">f3: l1 = 2.52; l2 = 3.30</text:p>
      <text:p text:style-name="Preformatted_20_Text">f4: l1 = 3.03; l2 = 4.03</text:p>
      <text:p text:style-name="Preformatted_20_Text">f5: l1 = 2.47; l2 = 3.16</text:p>
      <text:p text:style-name="Preformatted_20_Text">f6: l1 = 1.67; l2 = 2.14</text:p>
      <text:p text:style-name="Preformatted_20_Text">f7: l1 = 2.80; l2 = 3.92</text:p>
      <text:p text:style-name="Preformatted_20_Text">f8: l1 = 2.42; l2 = 3.41</text:p>
      <text:p text:style-name="Preformatted_20_Text">f9: l1 = 2.29; l2 = 3.35</text:p>
      <text:p text:style-name="Preformatted_20_Text">f10: l1 = 2.49; l2 = 3.56</text:p>
      <text:p text:style-name="Preformatted_20_Text">f11: l1 = 2.36; l2 = 2.89</text:p>
      <text:p text:style-name="Preformatted_20_Text">f12: l1 = 2.35; l2 = 2.88</text:p>
      <text:p text:style-name="Preformatted_20_Text">f13: l1 = 2.48; l2 = 3.16</text:p>
      <text:p text:style-name="Preformatted_20_Text">f14: l1 = 2.60; l2 = 3.46</text:p>
      <text:p text:style-name="Preformatted_20_Text"/>
      <text:p text:style-name="Preformatted_20_Text">1987</text:p>
      <text:p text:style-name="Preformatted_20_Text"><text:soft-page-break/>f1: l1 = 2.99; l2 = 4.69</text:p>
      <text:p text:style-name="Preformatted_20_Text">f2: l1 = 3.24; l2 = 4.90</text:p>
      <text:p text:style-name="Preformatted_20_Text">f3: l1 = 2.94; l2 = 3.95</text:p>
      <text:p text:style-name="Preformatted_20_Text">f4: l1 = 3.41; l2 = 4.77</text:p>
      <text:p text:style-name="Preformatted_20_Text">f5: l1 = 2.33; l2 = 3.27</text:p>
      <text:p text:style-name="Preformatted_20_Text">f6: l1 = 3.12; l2 = 4.23</text:p>
      <text:p text:style-name="Preformatted_20_Text">f7: l1 = 2.83; l2 = 3.68</text:p>
      <text:p text:style-name="Preformatted_20_Text">f8: l1 = 3.03; l2 = 4.38</text:p>
      <text:p text:style-name="Preformatted_20_Text">f9: l1 = 3.40; l2 = 4.73</text:p>
      <text:p text:style-name="Preformatted_20_Text">f10: l1 = 3.58; l2 = 4.98</text:p>
      <text:p text:style-name="Preformatted_20_Text">f11: l1 = 3.24; l2 = 4.12</text:p>
      <text:p text:style-name="Preformatted_20_Text">f12: l1 = 3.55; l2 = 4.72</text:p>
      <text:p text:style-name="Preformatted_20_Text">f13: l1 = 3.27; l2 = 4.43</text:p>
      <text:p text:style-name="Preformatted_20_Text">f14: l1 = 3.70; l2 = 5.09</text:p>
      <text:p text:style-name="Preformatted_20_Text"/>
      <text:p text:style-name="Preformatted_20_Text">1988</text:p>
      <text:p text:style-name="Preformatted_20_Text">f1: l1 = 1.95; l2 = 2.41</text:p>
      <text:p text:style-name="Preformatted_20_Text">f2: l1 = 1.99; l2 = 2.51</text:p>
      <text:p text:style-name="Preformatted_20_Text">f3: l1 = 2.03; l2 = 2.81</text:p>
      <text:p text:style-name="Preformatted_20_Text">f4: l1 = 2.23; l2 = 3.15</text:p>
      <text:p text:style-name="Preformatted_20_Text">f5: l1 = 1.69; l2 = 2.22</text:p>
      <text:p text:style-name="Preformatted_20_Text">f6: l1 = 2.41; l2 = 2.93</text:p>
      <text:p text:style-name="Preformatted_20_Text">f7: l1 = 2.13; l2 = 2.95</text:p>
      <text:p text:style-name="Preformatted_20_Text">f8: l1 = 2.23; l2 = 3.40</text:p>
      <text:p text:style-name="Preformatted_20_Text">f9: l1 = 2.18; l2 = 3.01</text:p>
      <text:p text:style-name="Preformatted_20_Text">f10: l1 = 2.07; l2 = 2.79</text:p>
      <text:p text:style-name="Preformatted_20_Text">f11: l1 = 2.21; l2 = 2.87</text:p>
      <text:p text:style-name="Preformatted_20_Text">f12: l1 = 2.38; l2 = 3.06</text:p>
      <text:p text:style-name="Preformatted_20_Text">f13: l1 = 2.47; l2 = 3.15</text:p>
      <text:p text:style-name="Preformatted_20_Text">f14: l1 = 2.24; l2 = 3.19</text:p>
      <text:p text:style-name="Preformatted_20_Text"/>
      <text:p text:style-name="Preformatted_20_Text">1989</text:p>
      <text:p text:style-name="Preformatted_20_Text">f1: l1 = 2.89; l2 = 3.89</text:p>
      <text:p text:style-name="Preformatted_20_Text">f2: l1 = 3.66; l2 = 4.77</text:p>
      <text:p text:style-name="Preformatted_20_Text">f3: l1 = 1.67; l2 = 2.13</text:p>
      <text:p text:style-name="Preformatted_20_Text">f4: l1 = 2.02; l2 = 2.63</text:p>
      <text:p text:style-name="Preformatted_20_Text">f5: l1 = 2.28; l2 = 3.46</text:p>
      <text:p text:style-name="Preformatted_20_Text">f6: l1 = 2.51; l2 = 3.48</text:p>
      <text:p text:style-name="Preformatted_20_Text">f7: l1 = 2.85; l2 = 3.76</text:p>
      <text:p text:style-name="Preformatted_20_Text">f8: l1 = 2.88; l2 = 4.31</text:p>
      <text:p text:style-name="Preformatted_20_Text">f9: l1 = 2.78; l2 = 4.04</text:p>
      <text:p text:style-name="Preformatted_20_Text">f10: l1 = 2.88; l2 = 4.66</text:p>
      <text:p text:style-name="Preformatted_20_Text">f11: l1 = 2.05; l2 = 2.73</text:p>
      <text:p text:style-name="Preformatted_20_Text">f12: l1 = 2.54; l2 = 3.37</text:p>
      <text:p text:style-name="Preformatted_20_Text">f13: l1 = 1.92; l2 = 2.61</text:p>
      <text:p text:style-name="Preformatted_20_Text">f14: l1 = 2.67; l2 = 3.49</text:p>
      <text:p text:style-name="Preformatted_20_Text"/>
      <text:p text:style-name="Preformatted_20_Text">1990</text:p>
      <text:p text:style-name="Preformatted_20_Text">f1: l1 = 3.64; l2 = 4.74</text:p>
      <text:p text:style-name="Preformatted_20_Text">f2: l1 = 3.71; l2 = 5.19</text:p>
      <text:p text:style-name="Preformatted_20_Text">f3: l1 = 2.97; l2 = 4.30</text:p>
      <text:p text:style-name="Preformatted_20_Text">f4: l1 = 3.15; l2 = 5.23</text:p>
      <text:p text:style-name="Preformatted_20_Text">f5: l1 = 3.37; l2 = 4.25</text:p>
      <text:p text:style-name="Preformatted_20_Text">f6: l1 = 1.89; l2 = 2.44</text:p>
      <text:p text:style-name="Preformatted_20_Text">f7: l1 = 3.32; l2 = 4.75</text:p>
      <text:p text:style-name="Preformatted_20_Text">f8: l1 = 2.23; l2 = 2.86</text:p>
      <text:p text:style-name="Preformatted_20_Text">f9: l1 = 2.13; l2 = 2.84</text:p>
      <text:p text:style-name="Preformatted_20_Text">f10: l1 = 2.06; l2 = 2.77</text:p>
      <text:p text:style-name="Preformatted_20_Text">f11: l1 = 2.19; l2 = 2.80</text:p>
      <text:p text:style-name="Preformatted_20_Text">f12: l1 = 2.00; l2 = 2.68</text:p>
      <text:p text:style-name="Preformatted_20_Text">f13: l1 = 1.95; l2 = 2.58</text:p>
      <text:p text:style-name="Preformatted_20_Text">f14: l1 = 2.26; l2 = 3.06</text:p>
      <text:p text:style-name="Preformatted_20_Text"/>
      <text:p text:style-name="Preformatted_20_Text">1991</text:p>
      <text:p text:style-name="Preformatted_20_Text"><text:soft-page-break/>f1: l1 = 1.77; l2 = 2.60</text:p>
      <text:p text:style-name="Preformatted_20_Text">f2: l1 = 1.89; l2 = 2.33</text:p>
      <text:p text:style-name="Preformatted_20_Text">f3: l1 = 2.60; l2 = 3.34</text:p>
      <text:p text:style-name="Preformatted_20_Text">f4: l1 = 2.78; l2 = 3.68</text:p>
      <text:p text:style-name="Preformatted_20_Text">f5: l1 = 1.63; l2 = 2.00</text:p>
      <text:p text:style-name="Preformatted_20_Text">f6: l1 = 1.72; l2 = 2.13</text:p>
      <text:p text:style-name="Preformatted_20_Text">f7: l1 = 2.07; l2 = 2.85</text:p>
      <text:p text:style-name="Preformatted_20_Text">f8: l1 = 2.09; l2 = 3.22</text:p>
      <text:p text:style-name="Preformatted_20_Text">f9: l1 = 2.31; l2 = 3.48</text:p>
      <text:p text:style-name="Preformatted_20_Text">f10: l1 = 1.88; l2 = 3.06</text:p>
      <text:p text:style-name="Preformatted_20_Text">f11: l1 = 1.84; l2 = 2.66</text:p>
      <text:p text:style-name="Preformatted_20_Text">f12: l1 = 2.07; l2 = 2.96</text:p>
      <text:p text:style-name="Preformatted_20_Text">f13: l1 = 1.91; l2 = 2.79</text:p>
      <text:p text:style-name="Preformatted_20_Text">f14: l1 = 1.53; l2 = 2.01</text:p>
      <text:p text:style-name="Preformatted_20_Text"/>
      <text:p text:style-name="Preformatted_20_Text">1992</text:p>
      <text:p text:style-name="Preformatted_20_Text">f1: l1 = 1.23; l2 = 1.56</text:p>
      <text:p text:style-name="Preformatted_20_Text">f2: l1 = 2.11; l2 = 2.54</text:p>
      <text:p text:style-name="Preformatted_20_Text">f3: l1 = 2.89; l2 = 3.84</text:p>
      <text:p text:style-name="Preformatted_20_Text">f4: l1 = 3.13; l2 = 4.25</text:p>
      <text:p text:style-name="Preformatted_20_Text">f5: l1 = 1.99; l2 = 2.53</text:p>
      <text:p text:style-name="Preformatted_20_Text">f6: l1 = 2.00; l2 = 2.35</text:p>
      <text:p text:style-name="Preformatted_20_Text">f7: l1 = 1.70; l2 = 2.27</text:p>
      <text:p text:style-name="Preformatted_20_Text">f8: l1 = 1.95; l2 = 2.28</text:p>
      <text:p text:style-name="Preformatted_20_Text">f9: l1 = 1.85; l2 = 2.25</text:p>
      <text:p text:style-name="Preformatted_20_Text">f10: l1 = 1.74; l2 = 2.28</text:p>
      <text:p text:style-name="Preformatted_20_Text">f11: l1 = 1.56; l2 = 2.00</text:p>
      <text:p text:style-name="Preformatted_20_Text">f12: l1 = 1.84; l2 = 2.40</text:p>
      <text:p text:style-name="Preformatted_20_Text">f13: l1 = 1.94; l2 = 2.31</text:p>
      <text:p text:style-name="Preformatted_20_Text">f14: l1 = 2.21; l2 = 2.58</text:p>
      <text:p text:style-name="Preformatted_20_Text"/>
      <text:p text:style-name="Preformatted_20_Text">1993</text:p>
      <text:p text:style-name="Preformatted_20_Text">f1: l1 = 2.84; l2 = 4.26</text:p>
      <text:p text:style-name="Preformatted_20_Text">f2: l1 = 3.09; l2 = 4.16</text:p>
      <text:p text:style-name="Preformatted_20_Text">f3: l1 = 2.36; l2 = 3.05</text:p>
      <text:p text:style-name="Preformatted_20_Text">f4: l1 = 2.36; l2 = 2.98</text:p>
      <text:p text:style-name="Preformatted_20_Text">f5: l1 = 1.89; l2 = 2.52</text:p>
      <text:p text:style-name="Preformatted_20_Text">f6: l1 = 2.88; l2 = 3.59</text:p>
      <text:p text:style-name="Preformatted_20_Text">f7: l1 = 2.66; l2 = 4.99</text:p>
      <text:p text:style-name="Preformatted_20_Text">f8: l1 = 2.43; l2 = 3.13</text:p>
      <text:p text:style-name="Preformatted_20_Text">f9: l1 = 2.46; l2 = 3.15</text:p>
      <text:p text:style-name="Preformatted_20_Text">f10: l1 = 2.08; l2 = 2.82</text:p>
      <text:p text:style-name="Preformatted_20_Text">f11: l1 = 2.31; l2 = 3.43</text:p>
      <text:p text:style-name="Preformatted_20_Text">f12: l1 = 2.00; l2 = 2.89</text:p>
      <text:p text:style-name="Preformatted_20_Text">f13: l1 = 2.23; l2 = 3.16</text:p>
      <text:p text:style-name="Preformatted_20_Text">f14: l1 = 2.27; l2 = 2.98</text:p>
      <text:p text:style-name="Preformatted_20_Text"/>
      <text:p text:style-name="Preformatted_20_Text">1994</text:p>
      <text:p text:style-name="Preformatted_20_Text">f1: l1 = 2.52; l2 = 3.31</text:p>
      <text:p text:style-name="Preformatted_20_Text">f2: l1 = 2.15; l2 = 2.71</text:p>
      <text:p text:style-name="Preformatted_20_Text">f3: l1 = 2.43; l2 = 3.15</text:p>
      <text:p text:style-name="Preformatted_20_Text">f4: l1 = 2.25; l2 = 2.91</text:p>
      <text:p text:style-name="Preformatted_20_Text">f5: l1 = 2.73; l2 = 3.39</text:p>
      <text:p text:style-name="Preformatted_20_Text">f6: l1 = 1.98; l2 = 2.58</text:p>
      <text:p text:style-name="Preformatted_20_Text">f7: l1 = 2.46; l2 = 3.26</text:p>
      <text:p text:style-name="Preformatted_20_Text">f8: l1 = 2.91; l2 = 4.27</text:p>
      <text:p text:style-name="Preformatted_20_Text">f9: l1 = 3.17; l2 = 4.41</text:p>
      <text:p text:style-name="Preformatted_20_Text">f10: l1 = 2.93; l2 = 4.26</text:p>
      <text:p text:style-name="Preformatted_20_Text">f11: l1 = 1.88; l2 = 2.41</text:p>
      <text:p text:style-name="Preformatted_20_Text">f12: l1 = 2.11; l2 = 2.55</text:p>
      <text:p text:style-name="Preformatted_20_Text">f13: l1 = 1.97; l2 = 2.69</text:p>
      <text:p text:style-name="Preformatted_20_Text">f14: l1 = 2.20; l2 = 2.77</text:p>
      <text:p text:style-name="Preformatted_20_Text"/>
      <text:p text:style-name="Preformatted_20_Text">1995</text:p>
      <text:p text:style-name="Preformatted_20_Text"><text:soft-page-break/>f1: l1 = 3.08; l2 = 3.93</text:p>
      <text:p text:style-name="Preformatted_20_Text">f2: l1 = 2.54; l2 = 3.47</text:p>
      <text:p text:style-name="Preformatted_20_Text">f3: l1 = 2.13; l2 = 2.77</text:p>
      <text:p text:style-name="Preformatted_20_Text">f4: l1 = 2.03; l2 = 2.61</text:p>
      <text:p text:style-name="Preformatted_20_Text">f5: l1 = 1.85; l2 = 2.54</text:p>
      <text:p text:style-name="Preformatted_20_Text">f6: l1 = 2.06; l2 = 2.74</text:p>
      <text:p text:style-name="Preformatted_20_Text">f7: l1 = 2.37; l2 = 3.23</text:p>
      <text:p text:style-name="Preformatted_20_Text">f8: l1 = 1.96; l2 = 2.50</text:p>
      <text:p text:style-name="Preformatted_20_Text">f9: l1 = 1.82; l2 = 2.51</text:p>
      <text:p text:style-name="Preformatted_20_Text">f10: l1 = 2.04; l2 = 2.62</text:p>
      <text:p text:style-name="Preformatted_20_Text">f11: l1 = 1.44; l2 = 1.86</text:p>
      <text:p text:style-name="Preformatted_20_Text">f12: l1 = 1.46; l2 = 1.92</text:p>
      <text:p text:style-name="Preformatted_20_Text">f13: l1 = 1.54; l2 = 2.03</text:p>
      <text:p text:style-name="Preformatted_20_Text">f14: l1 = 2.03; l2 = 2.56</text:p>
      <text:p text:style-name="Preformatted_20_Text"/>
      <text:p text:style-name="Preformatted_20_Text">1996</text:p>
      <text:p text:style-name="Preformatted_20_Text">f1: l1 = 2.14; l2 = 2.76</text:p>
      <text:p text:style-name="Preformatted_20_Text">f2: l1 = 2.40; l2 = 3.00</text:p>
      <text:p text:style-name="Preformatted_20_Text">f3: l1 = 2.58; l2 = 3.24</text:p>
      <text:p text:style-name="Preformatted_20_Text">f4: l1 = 1.95; l2 = 2.51</text:p>
      <text:p text:style-name="Preformatted_20_Text">f5: l1 = 2.71; l2 = 3.47</text:p>
      <text:p text:style-name="Preformatted_20_Text">f6: l1 = 2.79; l2 = 3.67</text:p>
      <text:p text:style-name="Preformatted_20_Text">f7: l1 = 2.92; l2 = 3.92</text:p>
      <text:p text:style-name="Preformatted_20_Text">f8: l1 = 2.71; l2 = 3.59</text:p>
      <text:p text:style-name="Preformatted_20_Text">f9: l1 = 2.95; l2 = 3.84</text:p>
      <text:p text:style-name="Preformatted_20_Text">f10: l1 = 3.08; l2 = 4.25</text:p>
      <text:p text:style-name="Preformatted_20_Text">f11: l1 = 3.18; l2 = 3.99</text:p>
      <text:p text:style-name="Preformatted_20_Text">f12: l1 = 4.04; l2 = 5.32</text:p>
      <text:p text:style-name="Preformatted_20_Text">f13: l1 = 3.16; l2 = 4.02</text:p>
      <text:p text:style-name="Preformatted_20_Text">f14: l1 = 2.27; l2 = 3.16</text:p>
      <text:p text:style-name="Preformatted_20_Text"/>
      <text:p text:style-name="Preformatted_20_Text">1997</text:p>
      <text:p text:style-name="Preformatted_20_Text">f1: l1 = 1.85; l2 = 2.33</text:p>
      <text:p text:style-name="Preformatted_20_Text">f2: l1 = 1.85; l2 = 2.31</text:p>
      <text:p text:style-name="Preformatted_20_Text">f3: l1 = 1.99; l2 = 2.53</text:p>
      <text:p text:style-name="Preformatted_20_Text">f4: l1 = 2.04; l2 = 2.57</text:p>
      <text:p text:style-name="Preformatted_20_Text">f5: l1 = 2.40; l2 = 2.94</text:p>
      <text:p text:style-name="Preformatted_20_Text">f6: l1 = 1.81; l2 = 2.38</text:p>
      <text:p text:style-name="Preformatted_20_Text">f7: l1 = 2.34; l2 = 3.19</text:p>
      <text:p text:style-name="Preformatted_20_Text">f8: l1 = 2.52; l2 = 3.13</text:p>
      <text:p text:style-name="Preformatted_20_Text">f9: l1 = 2.74; l2 = 3.47</text:p>
      <text:p text:style-name="Preformatted_20_Text">f10: l1 = 2.83; l2 = 3.55</text:p>
      <text:p text:style-name="Preformatted_20_Text">f11: l1 = 2.54; l2 = 2.94</text:p>
      <text:p text:style-name="Preformatted_20_Text">f12: l1 = 1.85; l2 = 2.54</text:p>
      <text:p text:style-name="Preformatted_20_Text">f13: l1 = 2.24; l2 = 2.94</text:p>
      <text:p text:style-name="Preformatted_20_Text">f14: l1 = 2.61; l2 = 3.38</text:p>
      <text:p text:style-name="Preformatted_20_Text"/>
      <text:p text:style-name="Preformatted_20_Text">1998</text:p>
      <text:p text:style-name="Preformatted_20_Text">f1: l1 = 2.11; l2 = 2.57</text:p>
      <text:p text:style-name="Preformatted_20_Text">f2: l1 = 2.01; l2 = 2.72</text:p>
      <text:p text:style-name="Preformatted_20_Text">f3: l1 = 2.46; l2 = 3.07</text:p>
      <text:p text:style-name="Preformatted_20_Text">f4: l1 = 2.16; l2 = 2.59</text:p>
      <text:p text:style-name="Preformatted_20_Text">f5: l1 = 2.79; l2 = 3.75</text:p>
      <text:p text:style-name="Preformatted_20_Text">f6: l1 = 2.49; l2 = 3.36</text:p>
      <text:p text:style-name="Preformatted_20_Text">f7: l1 = 2.35; l2 = 2.91</text:p>
      <text:p text:style-name="Preformatted_20_Text">f8: l1 = 2.27; l2 = 3.14</text:p>
      <text:p text:style-name="Preformatted_20_Text">f9: l1 = 1.93; l2 = 2.65</text:p>
      <text:p text:style-name="Preformatted_20_Text">f10: l1 = 2.85; l2 = 4.11</text:p>
      <text:p text:style-name="Preformatted_20_Text">f11: l1 = 1.75; l2 = 2.17</text:p>
      <text:p text:style-name="Preformatted_20_Text">f12: l1 = 1.74; l2 = 2.12</text:p>
      <text:p text:style-name="Preformatted_20_Text">f13: l1 = 1.49; l2 = 1.89</text:p>
      <text:p text:style-name="Preformatted_20_Text">f14: l1 = 1.41; l2 = 1.79</text:p>
      <text:p text:style-name="Preformatted_20_Text"/>
      <text:p text:style-name="Preformatted_20_Text">1999</text:p>
      <text:p text:style-name="Preformatted_20_Text"><text:soft-page-break/>f1: l1 = 2.58; l2 = 3.15</text:p>
      <text:p text:style-name="Preformatted_20_Text">f2: l1 = 2.36; l2 = 3.03</text:p>
      <text:p text:style-name="Preformatted_20_Text">f3: l1 = 1.77; l2 = 2.25</text:p>
      <text:p text:style-name="Preformatted_20_Text">f4: l1 = 1.79; l2 = 2.15</text:p>
      <text:p text:style-name="Preformatted_20_Text">f5: l1 = 2.70; l2 = 3.32</text:p>
      <text:p text:style-name="Preformatted_20_Text">f6: l1 = 1.80; l2 = 2.34</text:p>
      <text:p text:style-name="Preformatted_20_Text">f7: l1 = 2.23; l2 = 2.62</text:p>
      <text:p text:style-name="Preformatted_20_Text">f8: l1 = 2.12; l2 = 2.79</text:p>
      <text:p text:style-name="Preformatted_20_Text">f9: l1 = 2.03; l2 = 2.65</text:p>
      <text:p text:style-name="Preformatted_20_Text">f10: l1 = 2.50; l2 = 3.17</text:p>
      <text:p text:style-name="Preformatted_20_Text">f11: l1 = 2.76; l2 = 3.39</text:p>
      <text:p text:style-name="Preformatted_20_Text">f12: l1 = 2.82; l2 = 3.42</text:p>
      <text:p text:style-name="Preformatted_20_Text">f13: l1 = 2.85; l2 = 3.50</text:p>
      <text:p text:style-name="Preformatted_20_Text">f14: l1 = 2.37; l2 = 3.17</text:p>
      <text:p text:style-name="Preformatted_20_Text"/>
      <text:p text:style-name="Preformatted_20_Text">2000</text:p>
      <text:p text:style-name="Preformatted_20_Text">f1: l1 = 1.80; l2 = 2.82</text:p>
      <text:p text:style-name="Preformatted_20_Text">f2: l1 = 2.09; l2 = 2.75</text:p>
      <text:p text:style-name="Preformatted_20_Text">f3: l1 = 2.71; l2 = 3.56</text:p>
      <text:p text:style-name="Preformatted_20_Text">f4: l1 = 2.34; l2 = 3.16</text:p>
      <text:p text:style-name="Preformatted_20_Text">f5: l1 = 2.46; l2 = 3.26</text:p>
      <text:p text:style-name="Preformatted_20_Text">f6: l1 = 2.30; l2 = 2.83</text:p>
      <text:p text:style-name="Preformatted_20_Text">f7: l1 = 1.97; l2 = 2.47</text:p>
      <text:p text:style-name="Preformatted_20_Text">f8: l1 = 2.29; l2 = 2.89</text:p>
      <text:p text:style-name="Preformatted_20_Text">f9: l1 = 2.21; l2 = 2.89</text:p>
      <text:p text:style-name="Preformatted_20_Text">f10: l1 = 1.74; l2 = 2.34</text:p>
      <text:p text:style-name="Preformatted_20_Text">f11: l1 = 1.90; l2 = 2.44</text:p>
      <text:p text:style-name="Preformatted_20_Text">f12: l1 = 1.75; l2 = 2.27</text:p>
      <text:p text:style-name="Preformatted_20_Text">f13: l1 = 1.87; l2 = 2.49</text:p>
      <text:p text:style-name="Preformatted_20_Text">f14: l1 = 2.29; l2 = 3.01</text:p>
      <text:p text:style-name="Preformatted_20_Text"/>
      <text:p text:style-name="Preformatted_20_Text">2001</text:p>
      <text:p text:style-name="Preformatted_20_Text">f1: l1 = 1.70; l2 = 2.25</text:p>
      <text:p text:style-name="Preformatted_20_Text">f2: l1 = 1.83; l2 = 2.46</text:p>
      <text:p text:style-name="Preformatted_20_Text">f3: l1 = 2.15; l2 = 2.82</text:p>
      <text:p text:style-name="Preformatted_20_Text">f4: l1 = 2.56; l2 = 3.36</text:p>
      <text:p text:style-name="Preformatted_20_Text">f5: l1 = 1.99; l2 = 2.36</text:p>
      <text:p text:style-name="Preformatted_20_Text">f6: l1 = 1.81; l2 = 2.28</text:p>
      <text:p text:style-name="Preformatted_20_Text">f7: l1 = 2.27; l2 = 3.08</text:p>
      <text:p text:style-name="Preformatted_20_Text">f8: l1 = 2.19; l2 = 2.80</text:p>
      <text:p text:style-name="Preformatted_20_Text">f9: l1 = 2.12; l2 = 3.02</text:p>
      <text:p text:style-name="Preformatted_20_Text">f10: l1 = 2.19; l2 = 2.80</text:p>
      <text:p text:style-name="Preformatted_20_Text">f11: l1 = 1.72; l2 = 2.68</text:p>
      <text:p text:style-name="Preformatted_20_Text">f12: l1 = 2.42; l2 = 3.38</text:p>
      <text:p text:style-name="Preformatted_20_Text">f13: l1 = 1.59; l2 = 2.34</text:p>
      <text:p text:style-name="Preformatted_20_Text">f14: l1 = 2.85; l2 = 4.21</text:p>
      <text:p text:style-name="Preformatted_20_Text"/>
      <text:p text:style-name="Preformatted_20_Text">2002</text:p>
      <text:p text:style-name="Preformatted_20_Text">f1: l1 = 2.28; l2 = 3.30</text:p>
      <text:p text:style-name="Preformatted_20_Text">f2: l1 = 2.52; l2 = 3.41</text:p>
      <text:p text:style-name="Preformatted_20_Text">f3: l1 = 2.35; l2 = 3.17</text:p>
      <text:p text:style-name="Preformatted_20_Text">f4: l1 = 2.35; l2 = 3.17</text:p>
      <text:p text:style-name="Preformatted_20_Text">f5: l1 = 2.13; l2 = 3.37</text:p>
      <text:p text:style-name="Preformatted_20_Text">f6: l1 = 3.22; l2 = 4.01</text:p>
      <text:p text:style-name="Preformatted_20_Text">f7: l1 = 2.58; l2 = 3.36</text:p>
      <text:p text:style-name="Preformatted_20_Text">f8: l1 = 2.91; l2 = 4.41</text:p>
      <text:p text:style-name="Preformatted_20_Text">f9: l1 = 2.57; l2 = 3.70</text:p>
      <text:p text:style-name="Preformatted_20_Text">f10: l1 = 2.85; l2 = 4.08</text:p>
      <text:p text:style-name="Preformatted_20_Text">f11: l1 = 2.52; l2 = 3.59</text:p>
      <text:p text:style-name="Preformatted_20_Text">f12: l1 = 2.22; l2 = 3.11</text:p>
      <text:p text:style-name="Preformatted_20_Text">f13: l1 = 2.50; l2 = 3.61</text:p>
      <text:p text:style-name="Preformatted_20_Text">f14: l1 = 2.90; l2 = 3.86</text:p>
      <text:p text:style-name="Preformatted_20_Text"/>
      <text:p text:style-name="Preformatted_20_Text">2003</text:p>
      <text:p text:style-name="Preformatted_20_Text"><text:soft-page-break/>f1: l1 = 1.64; l2 = 1.95</text:p>
      <text:p text:style-name="Preformatted_20_Text">f2: l1 = 2.43; l2 = 2.82</text:p>
      <text:p text:style-name="Preformatted_20_Text">f3: l1 = 2.65; l2 = 3.22</text:p>
      <text:p text:style-name="Preformatted_20_Text">f4: l1 = 2.58; l2 = 3.21</text:p>
      <text:p text:style-name="Preformatted_20_Text">f5: l1 = 3.16; l2 = 4.13</text:p>
      <text:p text:style-name="Preformatted_20_Text">f6: l1 = 2.60; l2 = 3.53</text:p>
      <text:p text:style-name="Preformatted_20_Text">f7: l1 = 2.53; l2 = 3.50</text:p>
      <text:p text:style-name="Preformatted_20_Text">f8: l1 = 2.34; l2 = 2.91</text:p>
      <text:p text:style-name="Preformatted_20_Text">f9: l1 = 2.05; l2 = 2.62</text:p>
      <text:p text:style-name="Preformatted_20_Text">f10: l1 = 2.21; l2 = 2.68</text:p>
      <text:p text:style-name="Preformatted_20_Text">f11: l1 = 2.11; l2 = 2.67</text:p>
      <text:p text:style-name="Preformatted_20_Text">f12: l1 = 2.02; l2 = 2.68</text:p>
      <text:p text:style-name="Preformatted_20_Text">f13: l1 = 2.10; l2 = 2.62</text:p>
      <text:p text:style-name="Preformatted_20_Text">f14: l1 = 2.00; l2 = 2.71</text:p>
      <text:p text:style-name="Preformatted_20_Text"/>
      <text:p text:style-name="Preformatted_20_Text">2004</text:p>
      <text:p text:style-name="Preformatted_20_Text">f1: l1 = 1.72; l2 = 2.13</text:p>
      <text:p text:style-name="Preformatted_20_Text">f2: l1 = 1.71; l2 = 2.23</text:p>
      <text:p text:style-name="Preformatted_20_Text">f3: l1 = 1.96; l2 = 2.54</text:p>
      <text:p text:style-name="Preformatted_20_Text">f4: l1 = 1.64; l2 = 2.07</text:p>
      <text:p text:style-name="Preformatted_20_Text">f5: l1 = 1.87; l2 = 2.36</text:p>
      <text:p text:style-name="Preformatted_20_Text">f6: l1 = 2.20; l2 = 2.71</text:p>
      <text:p text:style-name="Preformatted_20_Text">f7: l1 = 1.81; l2 = 2.51</text:p>
      <text:p text:style-name="Preformatted_20_Text">f8: l1 = 2.19; l2 = 2.76</text:p>
      <text:p text:style-name="Preformatted_20_Text">f9: l1 = 2.17; l2 = 2.99</text:p>
      <text:p text:style-name="Preformatted_20_Text">f10: l1 = 1.88; l2 = 2.38</text:p>
      <text:p text:style-name="Preformatted_20_Text">f11: l1 = 2.23; l2 = 3.04</text:p>
      <text:p text:style-name="Preformatted_20_Text">f12: l1 = 2.50; l2 = 3.39</text:p>
      <text:p text:style-name="Preformatted_20_Text">f13: l1 = 2.32; l2 = 3.14</text:p>
      <text:p text:style-name="Preformatted_20_Text">f14: l1 = 1.96; l2 = 2.42</text:p>
      <text:p text:style-name="Preformatted_20_Text"/>
      <text:p text:style-name="Preformatted_20_Text">2005</text:p>
      <text:p text:style-name="Preformatted_20_Text">f1: l1 = 2.00; l2 = 2.58</text:p>
      <text:p text:style-name="Preformatted_20_Text">f2: l1 = 2.53; l2 = 3.29</text:p>
      <text:p text:style-name="Preformatted_20_Text">f3: l1 = 2.00; l2 = 2.42</text:p>
      <text:p text:style-name="Preformatted_20_Text">f4: l1 = 1.89; l2 = 2.33</text:p>
      <text:p text:style-name="Preformatted_20_Text">f5: l1 = 2.10; l2 = 2.78</text:p>
      <text:p text:style-name="Preformatted_20_Text">f6: l1 = 1.98; l2 = 2.69</text:p>
      <text:p text:style-name="Preformatted_20_Text">f7: l1 = 1.58; l2 = 2.17</text:p>
      <text:p text:style-name="Preformatted_20_Text">f8: l1 = 3.40; l2 = 4.51</text:p>
      <text:p text:style-name="Preformatted_20_Text">f9: l1 = 3.05; l2 = 4.04</text:p>
      <text:p text:style-name="Preformatted_20_Text">f10: l1 = 3.25; l2 = 4.30</text:p>
      <text:p text:style-name="Preformatted_20_Text">f11: l1 = 3.23; l2 = 4.51</text:p>
      <text:p text:style-name="Preformatted_20_Text">f12: l1 = 3.18; l2 = 4.89</text:p>
      <text:p text:style-name="Preformatted_20_Text">f13: l1 = 3.74; l2 = 5.33</text:p>
      <text:p text:style-name="Preformatted_20_Text">f14: l1 = 2.76; l2 = 3.35</text:p>
      <text:p text:style-name="Preformatted_20_Text"/>
      <text:p text:style-name="Preformatted_20_Text">2006</text:p>
      <text:p text:style-name="Preformatted_20_Text">f1: l1 = 2.27; l2 = 3.21</text:p>
      <text:p text:style-name="Preformatted_20_Text">f2: l1 = 2.05; l2 = 3.13</text:p>
      <text:p text:style-name="Preformatted_20_Text">f3: l1 = 2.01; l2 = 2.55</text:p>
      <text:p text:style-name="Preformatted_20_Text">f4: l1 = 2.02; l2 = 2.76</text:p>
      <text:p text:style-name="Preformatted_20_Text">f5: l1 = 2.18; l2 = 2.89</text:p>
      <text:p text:style-name="Preformatted_20_Text">f6: l1 = 2.57; l2 = 3.34</text:p>
      <text:p text:style-name="Preformatted_20_Text">f7: l1 = 1.97; l2 = 2.56</text:p>
      <text:p text:style-name="Preformatted_20_Text">f8: l1 = 2.57; l2 = 3.60</text:p>
      <text:p text:style-name="Preformatted_20_Text">f9: l1 = 2.66; l2 = 3.61</text:p>
      <text:p text:style-name="Preformatted_20_Text">f10: l1 = 2.21; l2 = 3.06</text:p>
      <text:p text:style-name="Preformatted_20_Text">f11: l1 = 2.22; l2 = 3.06</text:p>
      <text:p text:style-name="Preformatted_20_Text">f12: l1 = 2.10; l2 = 2.94</text:p>
      <text:p text:style-name="Preformatted_20_Text">f13: l1 = 2.25; l2 = 3.04</text:p>
      <text:p text:style-name="Preformatted_20_Text">f14: l1 = 3.06; l2 = 4.06</text:p>
      <text:p text:style-name="Preformatted_20_Text"/>
      <text:p text:style-name="Preformatted_20_Text">2007</text:p>
      <text:p text:style-name="Preformatted_20_Text"><text:soft-page-break/>f1: l1 = 2.81; l2 = 3.71</text:p>
      <text:p text:style-name="Preformatted_20_Text">f2: l1 = 2.92; l2 = 3.98</text:p>
      <text:p text:style-name="Preformatted_20_Text">f3: l1 = 2.22; l2 = 2.77</text:p>
      <text:p text:style-name="Preformatted_20_Text">f4: l1 = 2.43; l2 = 2.86</text:p>
      <text:p text:style-name="Preformatted_20_Text">f5: l1 = 2.88; l2 = 3.60</text:p>
      <text:p text:style-name="Preformatted_20_Text">f6: l1 = 2.55; l2 = 3.24</text:p>
      <text:p text:style-name="Preformatted_20_Text">f7: l1 = 2.44; l2 = 3.36</text:p>
      <text:p text:style-name="Preformatted_20_Text">f8: l1 = 2.58; l2 = 3.02</text:p>
      <text:p text:style-name="Preformatted_20_Text">f9: l1 = 2.38; l2 = 2.93</text:p>
      <text:p text:style-name="Preformatted_20_Text">f10: l1 = 2.38; l2 = 2.96</text:p>
      <text:p text:style-name="Preformatted_20_Text">f11: l1 = 3.30; l2 = 4.75</text:p>
      <text:p text:style-name="Preformatted_20_Text">f12: l1 = 2.96; l2 = 4.26</text:p>
      <text:p text:style-name="Preformatted_20_Text">f13: l1 = 3.38; l2 = 4.80</text:p>
      <text:p text:style-name="Preformatted_20_Text">f14: l1 = 2.49; l2 = 2.90</text:p>
      <text:p text:style-name="Preformatted_20_Text"/>
      <text:p text:style-name="Preformatted_20_Text">2008</text:p>
      <text:p text:style-name="Preformatted_20_Text">f1: l1 = 2.08; l2 = 2.67</text:p>
      <text:p text:style-name="Preformatted_20_Text">f2: l1 = 2.24; l2 = 2.99</text:p>
      <text:p text:style-name="Preformatted_20_Text">f3: l1 = 1.91; l2 = 2.75</text:p>
      <text:p text:style-name="Preformatted_20_Text">f4: l1 = 1.74; l2 = 2.56</text:p>
      <text:p text:style-name="Preformatted_20_Text">f5: l1 = 2.20; l2 = 3.08</text:p>
      <text:p text:style-name="Preformatted_20_Text">f6: l1 = 1.73; l2 = 2.40</text:p>
      <text:p text:style-name="Preformatted_20_Text">f7: l1 = 1.35; l2 = 1.81</text:p>
      <text:p text:style-name="Preformatted_20_Text">f8: l1 = 1.52; l2 = 2.14</text:p>
      <text:p text:style-name="Preformatted_20_Text">f9: l1 = 1.40; l2 = 1.89</text:p>
      <text:p text:style-name="Preformatted_20_Text">f10: l1 = 1.37; l2 = 2.09</text:p>
      <text:p text:style-name="Preformatted_20_Text">f11: l1 = 2.17; l2 = 3.00</text:p>
      <text:p text:style-name="Preformatted_20_Text">f12: l1 = 2.06; l2 = 2.87</text:p>
      <text:p text:style-name="Preformatted_20_Text">f13: l1 = 2.07; l2 = 2.67</text:p>
      <text:p text:style-name="Preformatted_20_Text">f14: l1 = 1.49; l2 = 2.07</text:p>
      <text:p text:style-name="Preformatted_20_Text"/>
      <text:p text:style-name="Preformatted_20_Text">2009</text:p>
      <text:p text:style-name="Preformatted_20_Text">f1: l1 = 1.97; l2 = 2.91</text:p>
      <text:p text:style-name="Preformatted_20_Text">f2: l1 = 1.59; l2 = 2.18</text:p>
      <text:p text:style-name="Preformatted_20_Text">f3: l1 = 1.63; l2 = 1.99</text:p>
      <text:p text:style-name="Preformatted_20_Text">f4: l1 = 1.76; l2 = 2.23</text:p>
      <text:p text:style-name="Preformatted_20_Text">f5: l1 = 2.24; l2 = 2.75</text:p>
      <text:p text:style-name="Preformatted_20_Text">f6: l1 = 1.66; l2 = 2.10</text:p>
      <text:p text:style-name="Preformatted_20_Text">f7: l1 = 1.44; l2 = 1.75</text:p>
      <text:p text:style-name="Preformatted_20_Text">f8: l1 = 2.27; l2 = 2.68</text:p>
      <text:p text:style-name="Preformatted_20_Text">f9: l1 = 2.21; l2 = 2.53</text:p>
      <text:p text:style-name="Preformatted_20_Text">f10: l1 = 2.07; l2 = 2.44</text:p>
      <text:p text:style-name="Preformatted_20_Text">f11: l1 = 2.02; l2 = 2.54</text:p>
      <text:p text:style-name="Preformatted_20_Text">f12: l1 = 1.86; l2 = 2.29</text:p>
      <text:p text:style-name="Preformatted_20_Text">f13: l1 = 2.23; l2 = 2.63</text:p>
      <text:p text:style-name="Preformatted_20_Text">f14: l1 = 2.00; l2 = 2.59</text:p>
      <text:p text:style-name="Preformatted_20_Text"/>
      <text:p text:style-name="Preformatted_20_Text">2010</text:p>
      <text:p text:style-name="Preformatted_20_Text">f1: l1 = 3.41; l2 = 4.07</text:p>
      <text:p text:style-name="Preformatted_20_Text">f2: l1 = 3.32; l2 = 3.96</text:p>
      <text:p text:style-name="Preformatted_20_Text">f3: l1 = 2.99; l2 = 3.72</text:p>
      <text:p text:style-name="Preformatted_20_Text">f4: l1 = 2.85; l2 = 3.80</text:p>
      <text:p text:style-name="Preformatted_20_Text">f5: l1 = 2.26; l2 = 2.77</text:p>
      <text:p text:style-name="Preformatted_20_Text">f6: l1 = 3.13; l2 = 3.84</text:p>
      <text:p text:style-name="Preformatted_20_Text">f7: l1 = 2.44; l2 = 2.92</text:p>
      <text:p text:style-name="Preformatted_20_Text">f8: l1 = 3.30; l2 = 4.27</text:p>
      <text:p text:style-name="Preformatted_20_Text">f9: l1 = 3.23; l2 = 4.16</text:p>
      <text:p text:style-name="Preformatted_20_Text">f10: l1 = 3.36; l2 = 4.27</text:p>
      <text:p text:style-name="Preformatted_20_Text">f11: l1 = 2.82; l2 = 3.23</text:p>
      <text:p text:style-name="Preformatted_20_Text">f12: l1 = 3.23; l2 = 3.75</text:p>
      <text:p text:style-name="Preformatted_20_Text">f13: l1 = 2.91; l2 = 3.48</text:p>
      <text:p text:style-name="Preformatted_20_Text">f14: l1 = 2.77; l2 = 3.25</text:p>
      <text:p text:style-name="Preformatted_20_Tex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 PL SungtiL GB1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AR PL SungtiL GB1" style:font-family-asian="'AR PL SungtiL GB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0" meta:paragraph-count="600" meta:word-count="3960" meta:character-count="13800" meta:non-whitespace-character-count="10440"/>
    <meta:generator>LibreOffice/6.0.7.3$Linux_X86_64 LibreOffice_project/00m0$Build-3</meta:generator>
  </office:meta>
</office:document-meta>
</file>